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7a3" officeooo:paragraph-rsid="0006d316"/>
    </style:style>
    <style:style style:name="P2" style:family="paragraph" style:parent-style-name="Standard">
      <style:text-properties officeooo:rsid="0004c7a3" officeooo:paragraph-rsid="0008187a"/>
    </style:style>
    <style:style style:name="P3" style:family="paragraph" style:parent-style-name="Standard">
      <style:text-properties officeooo:rsid="0004c7a3" officeooo:paragraph-rsid="000b35b7"/>
    </style:style>
    <style:style style:name="P4" style:family="paragraph" style:parent-style-name="Standard">
      <style:text-properties officeooo:rsid="0004c7a3" officeooo:paragraph-rsid="000d6661"/>
    </style:style>
    <style:style style:name="P5" style:family="paragraph" style:parent-style-name="Standard">
      <style:text-properties officeooo:rsid="0004c7a3" officeooo:paragraph-rsid="000fccc7"/>
    </style:style>
    <style:style style:name="P6" style:family="paragraph" style:parent-style-name="Standard">
      <style:text-properties officeooo:rsid="0008187a" officeooo:paragraph-rsid="0008187a"/>
    </style:style>
    <style:style style:name="P7" style:family="paragraph" style:parent-style-name="Standard">
      <style:text-properties fo:color="#000000" officeooo:rsid="0008187a" officeooo:paragraph-rsid="0008187a"/>
    </style:style>
    <style:style style:name="P8" style:family="paragraph" style:parent-style-name="Standard">
      <style:text-properties officeooo:rsid="000d6661" officeooo:paragraph-rsid="000d6661"/>
    </style:style>
    <style:style style:name="P9" style:family="paragraph" style:parent-style-name="Standard">
      <style:text-properties officeooo:rsid="000b35b7" officeooo:paragraph-rsid="000b35b7"/>
    </style:style>
    <style:style style:name="P10" style:family="paragraph" style:parent-style-name="Standard">
      <style:text-properties fo:color="#000000" officeooo:rsid="000c707c" officeooo:paragraph-rsid="000fccc7"/>
    </style:style>
    <style:style style:name="P11" style:family="paragraph" style:parent-style-name="Standard">
      <style:text-properties fo:color="#000000" officeooo:rsid="000c707c" officeooo:paragraph-rsid="0013df89"/>
    </style:style>
    <style:style style:name="P12" style:family="paragraph" style:parent-style-name="Standard">
      <style:text-properties fo:color="#000000" officeooo:rsid="000fccc7" officeooo:paragraph-rsid="000fccc7"/>
    </style:style>
    <style:style style:name="P13" style:family="paragraph" style:parent-style-name="Standard">
      <style:text-properties officeooo:rsid="00080d19" officeooo:paragraph-rsid="000fccc7"/>
    </style:style>
    <style:style style:name="P14" style:family="paragraph" style:parent-style-name="Standard">
      <style:text-properties officeooo:rsid="00080d19" officeooo:paragraph-rsid="00145f27"/>
    </style:style>
    <style:style style:name="P15" style:family="paragraph" style:parent-style-name="Standard">
      <style:text-properties officeooo:rsid="00058778" officeooo:paragraph-rsid="000fccc7"/>
    </style:style>
    <style:style style:name="P16" style:family="paragraph" style:parent-style-name="Standard">
      <style:text-properties officeooo:rsid="00058778" officeooo:paragraph-rsid="0012a504"/>
    </style:style>
    <style:style style:name="P17" style:family="paragraph" style:parent-style-name="Standard">
      <style:text-properties fo:color="#ff3300" officeooo:rsid="000b35b7" officeooo:paragraph-rsid="0008187a"/>
    </style:style>
    <style:style style:name="P18" style:family="paragraph" style:parent-style-name="Standard">
      <style:text-properties officeooo:rsid="0004c7a3" officeooo:paragraph-rsid="00114948"/>
    </style:style>
    <style:style style:name="P19" style:family="paragraph" style:parent-style-name="Standard">
      <style:text-properties officeooo:rsid="0004c7a3" officeooo:paragraph-rsid="000b35b7"/>
    </style:style>
    <style:style style:name="P20" style:family="paragraph" style:parent-style-name="Standard">
      <style:text-properties officeooo:rsid="0004c7a3" officeooo:paragraph-rsid="0012a504"/>
    </style:style>
    <style:style style:name="P21" style:family="paragraph" style:parent-style-name="Standard">
      <style:text-properties officeooo:rsid="0004c7a3" officeooo:paragraph-rsid="0013272f"/>
    </style:style>
    <style:style style:name="P22" style:family="paragraph" style:parent-style-name="Standard">
      <style:text-properties officeooo:rsid="0004c7a3" officeooo:paragraph-rsid="00145f27"/>
    </style:style>
    <style:style style:name="P23" style:family="paragraph" style:parent-style-name="Standard">
      <style:text-properties officeooo:rsid="0004c7a3" officeooo:paragraph-rsid="00150693"/>
    </style:style>
    <style:style style:name="P24" style:family="paragraph" style:parent-style-name="Standard">
      <style:text-properties officeooo:rsid="0004c7a3" officeooo:paragraph-rsid="00170d80"/>
    </style:style>
    <style:style style:name="P25" style:family="paragraph" style:parent-style-name="Standard">
      <style:text-properties officeooo:rsid="00114948" officeooo:paragraph-rsid="00114948"/>
    </style:style>
    <style:style style:name="P26" style:family="paragraph" style:parent-style-name="Standard">
      <style:text-properties officeooo:rsid="00170d80" officeooo:paragraph-rsid="00170d80"/>
    </style:style>
    <style:style style:name="T1" style:family="text">
      <style:text-properties officeooo:rsid="00058778"/>
    </style:style>
    <style:style style:name="T2" style:family="text">
      <style:text-properties officeooo:rsid="0006d316"/>
    </style:style>
    <style:style style:name="T3" style:family="text">
      <style:text-properties officeooo:rsid="00080d19"/>
    </style:style>
    <style:style style:name="T4" style:family="text">
      <style:text-properties officeooo:rsid="0008187a"/>
    </style:style>
    <style:style style:name="T5" style:family="text">
      <style:text-properties officeooo:rsid="000d6661"/>
    </style:style>
    <style:style style:name="T6" style:family="text">
      <style:text-properties officeooo:rsid="000fccc7"/>
    </style:style>
    <style:style style:name="T7" style:family="text">
      <style:text-properties fo:color="#000000" officeooo:rsid="0006d316"/>
    </style:style>
    <style:style style:name="T8" style:family="text">
      <style:text-properties fo:color="#000000" officeooo:rsid="000c707c"/>
    </style:style>
    <style:style style:name="T9" style:family="text">
      <style:text-properties fo:color="#000000" officeooo:rsid="0008187a"/>
    </style:style>
    <style:style style:name="T10" style:family="text">
      <style:text-properties fo:color="#000000" officeooo:rsid="00114948"/>
    </style:style>
    <style:style style:name="T11" style:family="text">
      <style:text-properties fo:color="#000000" officeooo:rsid="00058778"/>
    </style:style>
    <style:style style:name="T12" style:family="text">
      <style:text-properties fo:color="#000000" officeooo:rsid="0013df89"/>
    </style:style>
    <style:style style:name="T13" style:family="text">
      <style:text-properties officeooo:rsid="00114948"/>
    </style:style>
    <style:style style:name="T14" style:family="text">
      <style:text-properties officeooo:rsid="0012a504"/>
    </style:style>
    <style:style style:name="T15" style:family="text">
      <style:text-properties officeooo:rsid="0013272f"/>
    </style:style>
    <style:style style:name="T16" style:family="text">
      <style:text-properties officeooo:rsid="0013df89"/>
    </style:style>
    <style:style style:name="T17" style:family="text">
      <style:text-properties officeooo:rsid="00145f27"/>
    </style:style>
    <style:style style:name="T18" style:family="text">
      <style:text-properties officeooo:rsid="00150693"/>
    </style:style>
    <style:style style:name="T19" style:family="text">
      <style:text-properties officeooo:rsid="00179d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 tady vlastně vůbec dělám? Rusové se blíží...<text:line-break/>Měli bychom se prostě sebrat, nechat vězně tady a jít. Co nejrychleji. Zachránit si život. <text:line-break/>Ale rozkaz je rozkaz. Musíme jich co nejvíce dovést do tábora. <text:line-break/></text:p>
      <text:p text:style-name="P18"><text:span text:style-name="T2">What am I still doing here? Russians are closing in...We should let prisoners go and get lost. Screw the doctrine. We are all in the same boat now. But orders are orders. We have to take them to the camp.</text:span></text:p>
      <text:p text:style-name="P1"><text:line-break/>a) <text:span text:style-name="T6">NÁCEK</text:span></text:p>
      <text:p text:style-name="P1">Říše je ještě může využít.</text:p>
      <text:p text:style-name="P5"><text:span text:style-name="T2">The Reich can still make use of them. And win the war.</text:span><text:line-break/><text:line-break/>b) <text:span text:style-name="T6">OMG</text:span></text:p>
      <text:p text:style-name="P5">Nesmíme je nechat Rusům, ne poté, co viděli. </text:p>
      <text:p text:style-name="P5"><text:span text:style-name="T2">Russians must not get them. Not after what they have seen.</text:span><text:line-break/><text:line-break/>c) <text:span text:style-name="T6">ZMRD</text:span></text:p>
      <text:p text:style-name="P5">Tam už budou vědět co s nimi. Mohli bychom je postřílet hned teď a tady, ale na co plýtvat kulky. Navíc, v táboře se snadno zbaví těl. </text:p>
      <text:p text:style-name="P9">It will be easier and faster to put an end to this in the camp. Plus it's more economical.</text:p>
      <text:p text:style-name="P3"/>
      <text:p text:style-name="P10">d) DEBIL</text:p>
      <text:p text:style-name="P5"><text:span text:style-name="T7">What happens in the camp is not my responsibility so I will actually keep my hands clean.</text:span><text:line-break/><text:line-break/>________________________________________________________________________________<text:line-break/><text:line-break/>Musí jim být jasné, co je čeká. Proč se prostě neseberou a nezkusí nás přemoct... Máme zbraně, ale mohli by alespoň zemřít rychleji a se ctí.<text:line-break/><text:span text:style-name="T2">I wonder why they do not try and kill us. </text:span></text:p>
      <text:p text:style-name="P5"><text:line-break/>a) <text:span text:style-name="T6">NÁCEK</text:span></text:p>
      <text:p text:style-name="P5">Jejich slabost jen dokazuje jak podřadní jsou. Germáni by se nenechali takhle zotročit.<text:line-break/><text:span text:style-name="T2">They would die with honour at least. Germans, for example, would never even become slaves.</text:span></text:p>
      <text:p text:style-name="P5"><text:line-break/>b) <text:span text:style-name="T6">OMG </text:span></text:p>
      <text:p text:style-name="P5">Nemají už žádnou vlastní vůli. Vytloukli jsme z nich poslední zbytky odporu už před dlouhou dobou.</text:p>
      <text:p text:style-name="P5"><text:span text:style-name="T3">Maybe it is because we beat the last bits of will out of them long time ago. </text:span><text:line-break/><text:line-break/>c) <text:span text:style-name="T6">ZMRD</text:span></text:p>
      <text:p text:style-name="P5">Kéž by to zkusili! Měli bychom to alespoň rychleji za sebou a potlačení vzpoury by nikdo nemohl odsoudit jako válečné zvěrstvo. <text:line-break/><text:span text:style-name="T3">If only they tried! At least we would have more time to disappear and noone could condemn it as a war crime.</text:span></text:p>
      <text:p text:style-name="P3"/>
      <text:p text:style-name="P25"><text:span text:style-name="T8">d) </text:span>DEBIL</text:p>
      <text:p text:style-name="P11"><text:span text:style-name="T5">Killing them puts an end to their suffering after all. And I would do it for them, unlike</text:span> <text:span text:style-name="T5">most</text:span> <text:span text:style-name="T5">people</text:span>.</text:p>
      <text:p text:style-name="P3"><text:line-break/>________________________________________________________________________________<text:line-break/><text:line-break/>Zasraná zima. </text:p>
      <text:p text:style-name="P5"><text:span text:style-name="T16">It's damn cold...</text:span><text:line-break/><text:soft-page-break/><text:line-break/>a<text:span text:style-name="T3">) NÁCEK</text:span></text:p>
      <text:p text:style-name="P13">Němci jsou na zimu zvyklí. Dojdeme včas. </text:p>
      <text:p text:style-name="P14"><text:span text:style-name="T17">But </text:span>Germans are born to <text:span text:style-name="T4">resist cold. We will arrive on time.</text:span></text:p>
      <text:p text:style-name="P5"><text:line-break/>b) <text:span text:style-name="T6">OMG</text:span></text:p>
      <text:p text:style-name="P5"><text:span text:style-name="T6">Vězni musí mrznout víc než já. Díky Bohu že na sobě nemám tyhle hadry.</text:span><text:line-break/><text:span text:style-name="T4">The poor guys must be freezing. Thank god I have a warm coat and a flask.</text:span></text:p>
      <text:p text:style-name="P2"/>
      <text:p text:style-name="P5">c) <text:span text:style-name="T6">ZMRD</text:span></text:p>
      <text:p text:style-name="P5">Tak rychleji, ať už jsme v táboře. Musíme je popohnat.</text:p>
      <text:p text:style-name="P8">We are running out of time. <text:span text:style-name="T16">I do not fancy Russian firing squads.</text:span></text:p>
      <text:p text:style-name="P4"/>
      <text:p text:style-name="P18"><text:span text:style-name="T13">d) DEBIL</text:span></text:p>
      <text:p text:style-name="P18"><text:span text:style-name="T13">We need to get to the camp. What happens there is none of my bussiness. Not my fault.</text:span><text:line-break/>________________________________________________________________________________<text:line-break/><text:line-break/><text:span text:style-name="T1">Co bych dělal kdybych byl na jejich místě?</text:span></text:p>
      <text:p text:style-name="P6">What would I do, if I was one of them? </text:p>
      <text:p text:style-name="P15"><text:line-break/>a) NÁCEK </text:p>
      <text:p text:style-name="P15">Došel bych do cíle, za každou cenu. <text:line-break/>First of all, I would carry out the order on time <text:span text:style-name="T16">to show my superiority.</text:span></text:p>
      <text:p text:style-name="P15"><text:line-break/>b) OMG</text:p>
      <text:p text:style-name="P15">Lehnul bych si do sněhu a zůstal tam. Chtěl bych konec. Co nejdříve.<text:line-break/>I would die as soon as possible. I do not <text:span text:style-name="T18">understand</text:span> how they can <text:span text:style-name="T18">still</text:span> take it.</text:p>
      <text:p text:style-name="P2"/>
      <text:p text:style-name="P15">c) ZMRD</text:p>
      <text:p text:style-name="P15">Dostal bych se pryč. Utekl bych. Přežil bych. Dokázal bych toho víc, než jakákoliv z těhlech vší.</text:p>
      <text:p text:style-name="P7"><text:span text:style-name="T18">R</text:span>un away, survive. I would do better than anyone of them.</text:p>
      <text:p text:style-name="P17"/>
      <text:p text:style-name="P12">d) DEBIL</text:p>
      <text:p text:style-name="P18"><text:span text:style-name="T10">I always carry out my orders, so</text:span><text:span text:style-name="T9"> I would never become one of them in the first place. </text:span><text:span text:style-name="T11">Ordnung mus</text:span><text:span text:style-name="T12">s</text:span><text:span text:style-name="T11">t sein.</text:span><text:span text:style-name="T1"><text:line-break/>________________________________________________________________________________<text:line-break/><text:line-break/>FINAL QUESTION<text:line-break/><text:line-break/>Vypadají jako kostlivci. Nerozeznám ženy od mužů, tak hubení jsou. Tábor je prázdný.<text:line-break/>They look like skeletons. I cannot tell men from women, that is how skinny they are.</text:span></text:p>
      <text:p text:style-name="P18"><text:span text:style-name="T1"><text:line-break/>a) NÁCEK</text:span></text:p>
      <text:p text:style-name="P16">Postřílíme je teď a tady. Pece stále pracují.<text:line-break/><text:span text:style-name="T14">Let's kill them right here, right now. The furnaces are still working.</text:span></text:p>
      <text:p text:style-name="P16"><text:line-break/>b) OMG</text:p>
      <text:p text:style-name="P16">Co jsem to udělal? Co jsme to udělali... vám? Je mi to tak líto.<text:line-break/><text:span text:style-name="T14">What have I done. What have we done... <text:s/>to you? God, I am so sorry!</text:span></text:p>
      <text:p text:style-name="P16"><text:line-break/>c) ZMRD</text:p>
      <text:p text:style-name="P20"><text:span text:style-name="T1">Zavřeme je do stodoly. Ať si je vezmou Rusové nebo zima. Tou dobou už budu dávno pryč.</text:span></text:p>
      <text:p text:style-name="P22"><text:soft-page-break/><text:span text:style-name="T14">We will lock them in a barn. Let the Russians or the cold take them. I will have left by then.</text:span></text:p>
      <text:p text:style-name="P22"/>
      <text:p text:style-name="P22"><text:span text:style-name="T17">d) DEBIL</text:span></text:p>
      <text:p text:style-name="P23"><text:span text:style-name="T17">Mission accomplished! I have made it in time and only few died. Surely, I am in for a promotion.<text:line-break/>_______________________________________________________________________________<text:line-break/><text:line-break/>Osudy:<text:line-break/><text:line-break/>a) NAZI</text:span></text:p>
      <text:p text:style-name="P23"><text:span text:style-name="T17">Hans byl v Norimberku odsouzen k doživotnímu vězení. Zemřel za mřížemi po 11 letech na selhání srdce.</text:span></text:p>
      <text:p text:style-name="P20"><text:span text:style-name="T14">Hans was convicted to life sentence in Nuremberg Trials. He accepted his fate and never regretted his past. He died of a heart attack 11 years later. <text:line-break/><text:line-break/>b) OMG</text:span></text:p>
      <text:p text:style-name="P21"><text:span text:style-name="T14">Hans managed to flee to Switzerland. He attempted to forget the trauma but he was haunted by feeling of guilt and depression. He hanged himself a few weeks after the end of war. <text:line-break/><text:line-break/>c) ZMRD</text:span></text:p>
      <text:p text:style-name="P21"><text:span text:style-name="T15">Thanks to his friends Hans traveled to Switzerland and later to Argentina. He never testified, was charged or stood before court. He had a daughter Mary and a son John. He died of lung cancer at the age of 64.<text:line-break/></text:span></text:p>
      <text:p text:style-name="P23"><text:span text:style-name="T15">d) DEBIL</text:span></text:p>
      <text:p text:style-name="P24"><text:span text:style-name="T15">Hans stood before court in Nuremberg Trials. He kept making excuses about following orders. He was convicted to a life sentence. He never accepted the punishment and never reflected his crimes. After 27 years he was released, due to bad health condition. He died soon after.<text:line-break/>________________________________________________________________________________<text:line-break/><text:line-break/>Roman Lustig was captured by the Russians and got into the care of Red Cross. Nevertheless, he died of typhus.<text:line-break/><text:line-break/>Musič Zoran died froze to death in a deserted barn a few days later, about 10 kilometers from the march route.<text:line-break/><text:line-break/>Martin Fendelhelder managed to cross the battlefront and later arrived in west Bohemia where he was mistaken for a German. Along with hundreds of thousands, he was deported to Germany. He spent the rest of his life in France, where he died in 1971.<text:line-break/><text:line-break/>Anna Klugerowa survived the war and traveled to USA. She slashed her wrists in 1952.</text:span></text:p>
      <text:p text:style-name="P24"><text:span text:style-name="T15"><text:line-break/>Igor Tokgar did not live to become twenty years old. On his way westwards he was discovered by a German patrol and killed.<text:line-break/><text:line-break/>Alice Neilsenová se dostala za americké linie a později žila v New Yorku až do roku 1991. Napsala pamě</text:span></text:p>
      <text:p text:style-name="P24"/>
      <text:p text:style-name="P26">Alice Nielsen walked behind the American lines and later moved to New York. She wrote <text:span text:style-name="T19">memoirs. She died in 19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28S</meta:editing-duration>
    <meta:editing-cycles>11</meta:editing-cycles>
    <meta:generator>LibreOffice/4.4.4.3$Windows_x86 LibreOffice_project/2c39ebcf046445232b798108aa8a7e7d89552ea8</meta:generator>
    <dc:date>2015-08-24T18:45:10.597000000</dc:date>
    <meta:document-statistic meta:table-count="0" meta:image-count="0" meta:object-count="0" meta:page-count="3" meta:paragraph-count="57" meta:word-count="1064" meta:character-count="6081" meta:non-whitespace-character-count="5026"/>
    <meta:user-defined meta:name="Info 1"/>
    <meta:user-defined meta:name="Info 2"/>
    <meta:user-defined meta:name="Info 3"/>
    <meta:user-defined meta:name="Info 4"/>
  </office:meta>
</office:document-meta>
</file>